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R</mi>
        </mrow>
      </mstyle>
      <mrow>
        <mi/>
        <mo stretchy="false">=</mo>
        <mi/>
      </mrow>
      <mfrac>
        <mrow>
          <msub>
            <mi>m</mi>
            <mn>1</mn>
          </msub>
          <msub>
            <mrow>
              <mstyle mathvariant="bold">
                <mrow>
                  <mi>r</mi>
                </mrow>
              </mstyle>
            </mrow>
            <mn>1</mn>
          </msub>
          <mrow>
            <mi/>
            <mo stretchy="false">+</mo>
            <mi/>
          </mrow>
          <msub>
            <mi>m</mi>
            <mn>2</mn>
          </msub>
          <msub>
            <mrow>
              <mstyle mathvariant="bold">
                <mrow>
                  <mi>r</mi>
                </mrow>
              </mstyle>
            </mrow>
            <mn>2</mn>
          </msub>
        </mrow>
        <mrow>
          <msub>
            <mi>m</mi>
            <mn>1</mn>
          </msub>
          <mrow>
            <mi/>
            <mo stretchy="false">+</mo>
            <mi/>
          </mrow>
          <msub>
            <mi>m</mi>
            <mn>2</mn>
          </msub>
        </mrow>
      </mfrac>
    </mrow>
    <annotation encoding="StarMath 5.0">bold R `=` {m_1 {bold r}_1 `+` m_2 {bold r}_2} over {m_1`+`m_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3:03:20.024000000</meta:creation-date>
    <meta:generator>LibreOffice/4.1.4.2$Windows_x86 LibreOffice_project/0a0440ccc0227ad9829de5f46be37cfb6edcf72</meta:generator>
  </office:meta>
</office:document-meta>
</file>